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8pt" officeooo:rsid="001a8457" officeooo:paragraph-rsid="001a8457" style:font-size-asian="28pt" style:font-size-complex="2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риска</text:p>
      <text:p text:style-name="P1">Миска</text:p>
      <text:p text:style-name="P1">Вата</text:p>
      <text:p text:style-name="P1">Сосиска</text:p>
      <text:p text:style-name="P1">Анекдот</text:p>
      <text:p text:style-name="P1">Кошка</text:p>
      <text:p text:style-name="P1">Атлет</text:p>
      <text:p text:style-name="P1">Котлета</text:p>
      <text:p text:style-name="P1">Космос</text:p>
      <text:p text:style-name="P1">Воздух</text:p>
      <text:p text:style-name="P1">Море</text:p>
      <text:p text:style-name="P1">Морж</text:p>
      <text:p text:style-name="P1">Соник</text:p>
      <text:p text:style-name="P1">Ноутбук</text:p>
      <text:p text:style-name="P1">Тетрадь</text:p>
      <text:p text:style-name="P1">Карточка</text:p>
      <text:p text:style-name="P1">Часы</text:p>
      <text:p text:style-name="P1">Капли</text:p>
      <text:p text:style-name="P1"><text:soft-page-break/>Бутылка</text:p>
      <text:p text:style-name="P1">Скотч</text:p>
      <text:p text:style-name="P1">Телефон</text:p>
      <text:p text:style-name="P1">Время</text:p>
      <text:p text:style-name="P1">Тюбик</text:p>
      <text:p text:style-name="P1">Картошка</text:p>
      <text:p text:style-name="P1">Футбол</text:p>
      <text:p text:style-name="P1">Тарелка</text:p>
      <text:p text:style-name="P1">Роутер</text:p>
      <text:p text:style-name="P1">Папка</text:p>
      <text:p text:style-name="P1">Ключи</text:p>
      <text:p text:style-name="P1">Подставка</text:p>
      <text:p text:style-name="P1">Стаканчик</text:p>
      <text:p text:style-name="P1">Носорог</text:p>
      <text:p text:style-name="P1">Ламинат</text:p>
      <text:p text:style-name="P1">Носок</text:p>
      <text:p text:style-name="P1">Диван</text:p>
      <text:p text:style-name="P1">Столик</text:p>
      <text:p text:style-name="P1"><text:soft-page-break/>Моль</text:p>
      <text:p text:style-name="P1">Флаг</text:p>
      <text:p text:style-name="P1">Флот</text:p>
      <text:p text:style-name="P1">Танк</text:p>
      <text:p text:style-name="P1">Шаурма</text:p>
      <text:p text:style-name="P1">Райский</text:p>
      <text:p text:style-name="P1">Плед</text:p>
      <text:p text:style-name="P1">Коврик</text:p>
      <text:p text:style-name="P1">Филин</text:p>
      <text:p text:style-name="P1">Хаски</text:p>
      <text:p text:style-name="P1">Лодка</text:p>
      <text:p text:style-name="P1">Сахар</text:p>
      <text:p text:style-name="P1">Перчи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7:22:28.985744588</meta:creation-date>
    <dc:date>2017-12-17T17:23:05.445605742</dc:date>
    <meta:editing-duration>PT38S</meta:editing-duration>
    <meta:editing-cycles>1</meta:editing-cycles>
    <meta:document-statistic meta:table-count="0" meta:image-count="0" meta:object-count="0" meta:page-count="3" meta:paragraph-count="49" meta:word-count="49" meta:character-count="281" meta:non-whitespace-character-count="281"/>
    <meta:generator>LibreOffice/5.1.6.2$Linux_X86_64 LibreOffice_project/10m0$Build-2</meta:generator>
  </office:meta>
</office:document-meta>
</file>